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135cm"/>
    </style:style>
    <style:style style:name="co3" style:family="table-column">
      <style:table-column-properties fo:break-before="auto" style:column-width="9.022cm"/>
    </style:style>
    <style:style style:name="co4" style:family="table-column">
      <style:table-column-properties fo:break-before="auto" style:column-width="5.777cm"/>
    </style:style>
    <style:style style:name="co5" style:family="table-column">
      <style:table-column-properties fo:break-before="auto" style:column-width="6.941cm"/>
    </style:style>
    <style:style style:name="co6" style:family="table-column">
      <style:table-column-properties fo:break-before="auto" style:column-width="6.442cm"/>
    </style:style>
    <style:style style:name="co7" style:family="table-column">
      <style:table-column-properties fo:break-before="auto" style:column-width="7.773cm"/>
    </style:style>
    <style:style style:name="co8" style:family="table-column">
      <style:table-column-properties fo:break-before="auto" style:column-width="5.38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00cc00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Excel_20_Built-in_20_Normal">
      <style:table-cell-properties fo:background-color="#00cc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cc00"/>
      <style:text-properties fo:font-size="12pt" style:font-size-asian="12pt" style:font-size-complex="12pt"/>
    </style:style>
  </office:automatic-styles>
  <office:body>
    <office:spreadsheet>
      <table:table table:name="TestCas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T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e condition</text:p>
          </table:table-cell>
          <table:table-cell table:style-name="ce1" office:value-type="string">
            <text:p>Test Date</text:p>
          </table:table-cell>
          <table:table-cell table:style-name="ce1" office:value-type="string">
            <text:p>Test Steps 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style-name="ce4" table:number-columns-repeated="1014"/>
          <table:table-cell table:style-name="ce5"/>
        </table:table-row>
        <table:table-row table:style-name="ro2">
          <table:table-cell office:value-type="string">
            <text:p>TC001</text:p>
          </table:table-cell>
          <table:table-cell office:value-type="string">
            <text:p>Validation of Response and Success code </text:p>
            <text:p>When Past Date is provided</text:p>
          </table:table-cell>
          <table:table-cell office:value-type="string">
            <text:p>Validation Response and Success code of get request</text:p>
          </table:table-cell>
          <table:table-cell office:value-type="string">
            <text:p>Rates Api service is up and running</text:p>
          </table:table-cell>
          <table:table-cell office:value-type="string">
            <text:p>Url : <text:a xlink:href="https://api.ratesapi.io/api/2010-01-12">https://api.ratesapi.io/api/2010-01-12</text:a></text:p>
            <text:p>Date : 2010-01-12</text:p>
          </table:table-cell>
          <table:table-cell office:value-type="string">
            <text:p>1.Get request with Base URL + Date</text:p>
            <text:p/>
          </table:table-cell>
          <table:table-cell office:value-type="string">
            <text:p>Get request should be successful with </text:p>
            <text:p>Provide valid response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2.Validate the Status code</text:p>
          </table:table-cell>
          <table:table-cell office:value-type="string">
            <text:p>Status code should be 200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3. Validate Response</text:p>
          </table:table-cell>
          <table:table-cell office:value-type="string">
            <text:p>Response should contain</text:p>
            <text:p>1.Base</text:p>
            <text:p>2.Date should match with provided</text:p>
            <text:p>3.Rates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table:style-name="ce2" table:number-columns-repeated="1024"/>
        </table:table-row>
        <table:table-row table:style-name="ro2">
          <table:table-cell office:value-type="string">
            <text:p>TC002</text:p>
          </table:table-cell>
          <table:table-cell office:value-type="string">
            <text:p>Validation of Response and Success code </text:p>
            <text:p>When Future Date is provided</text:p>
          </table:table-cell>
          <table:table-cell office:value-type="string">
            <text:p>Validation Response and Success code of get request</text:p>
          </table:table-cell>
          <table:table-cell office:value-type="string">
            <text:p>Rates Api service is up and running</text:p>
          </table:table-cell>
          <table:table-cell office:value-type="string">
            <text:p>Url: <text:a xlink:href="https://api.ratesapi.io/api/2030-01-12">https://api.ratesapi.io/api/2030-01-12</text:a></text:p>
            <text:p>Date : 2030-01-12</text:p>
          </table:table-cell>
          <table:table-cell office:value-type="string">
            <text:p>1.Get request with Base URL + Date</text:p>
            <text:p/>
          </table:table-cell>
          <table:table-cell office:value-type="string">
            <text:p>Get request should be successful with </text:p>
            <text:p>Provide valid response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5">
          <table:table-cell/>
          <table:table-cell table:style-name="ce3"/>
          <table:table-cell table:number-columns-repeated="3"/>
          <table:table-cell office:value-type="string">
            <text:p>2.Validate the Status code</text:p>
          </table:table-cell>
          <table:table-cell office:value-type="string">
            <text:p>Status code should be 200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4">
          <table:table-cell table:number-columns-repeated="5"/>
          <table:table-cell office:value-type="string">
            <text:p>3. Validate Response</text:p>
          </table:table-cell>
          <table:table-cell office:value-type="string">
            <text:p>Response should contain</text:p>
            <text:p>1.Base</text:p>
            <text:p>2.Date should with current date minus one day</text:p>
            <text:p>3.Rates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table:style-name="ce2" table:number-columns-repeated="1024"/>
        </table:table-row>
        <table:table-row table:style-name="ro2">
          <table:table-cell office:value-type="string">
            <text:p>TC003</text:p>
          </table:table-cell>
          <table:table-cell office:value-type="string">
            <text:p>Validation of Response and Success code </text:p>
            <text:p>When Latest is appended to Base url</text:p>
          </table:table-cell>
          <table:table-cell office:value-type="string">
            <text:p>Validation Response and Success code of get request</text:p>
          </table:table-cell>
          <table:table-cell office:value-type="string">
            <text:p>Rates Api service is up and running</text:p>
          </table:table-cell>
          <table:table-cell office:value-type="string">
            <text:p>Url: <text:a xlink:href="https://api.ratesapi.io/api/latest">https://api.ratesapi.io/api/latest</text:a></text:p>
          </table:table-cell>
          <table:table-cell office:value-type="string">
            <text:p>1.Get request with Base URL + Latest</text:p>
          </table:table-cell>
          <table:table-cell office:value-type="string">
            <text:p>Get request should be successful with </text:p>
            <text:p>Provide valid response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2.Validate the Status code</text:p>
          </table:table-cell>
          <table:table-cell office:value-type="string">
            <text:p>Status code should be 200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6">
          <table:table-cell table:number-columns-repeated="5"/>
          <table:table-cell office:value-type="string">
            <text:p>3. Validate Response</text:p>
          </table:table-cell>
          <table:table-cell office:value-type="string">
            <text:p>Response should contain</text:p>
            <text:p>1.Base</text:p>
            <text:p>2.Date should match with current </text:p>
            <text:p><text:s text:c="3"/>Date minus one day</text:p>
            <text:p>3.Rates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table:style-name="ce2" table:number-columns-repeated="1024"/>
        </table:table-row>
        <table:table-row table:style-name="ro2">
          <table:table-cell office:value-type="string">
            <text:p>TC004</text:p>
          </table:table-cell>
          <table:table-cell office:value-type="string">
            <text:p>Validation of Response and Success code </text:p>
            <text:p>When Incomplete URL is provided for GET request</text:p>
          </table:table-cell>
          <table:table-cell office:value-type="string">
            <text:p>Validation Response and Error code of get request</text:p>
          </table:table-cell>
          <table:table-cell office:value-type="string">
            <text:p>Rates Api service is up and running</text:p>
          </table:table-cell>
          <table:table-cell office:value-type="string">
            <text:p>Url: <text:a xlink:href="https://api.ratesapi.io/api">https://api.ratesapi.io/api</text:a></text:p>
          </table:table-cell>
          <table:table-cell office:value-type="string">
            <text:p>1.Get request with Incomplete URL</text:p>
          </table:table-cell>
          <table:table-cell office:value-type="string">
            <text:p>Get request should be provide response</text:p>
            <text:p><text:s/>With error message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2.Validate the Status code</text:p>
          </table:table-cell>
          <table:table-cell office:value-type="string">
            <text:p>Status code should be 400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3. Validate Response</text:p>
          </table:table-cell>
          <table:table-cell office:value-type="string">
            <text:p>Response should contain</text:p>
            <text:p>Error message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5"/>
        </table:table-row>
        <table:table-row table:style-name="ro3">
          <table:table-cell table:style-name="ce2"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3/10/2020</text:date>, <text:time>19:3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ul Nikam</meta:initial-creator>
    <meta:creation-date>2020-10-03T19:13:48.65</meta:creation-date>
    <dc:date>2020-10-03T19:39:22.73</dc:date>
    <dc:creator>Atul Nikam</dc:creator>
    <meta:editing-duration>PT25M27S</meta:editing-duration>
    <meta:editing-cycles>12</meta:editing-cycles>
    <meta:generator>OpenOffice/4.1.6$Win32 OpenOffice.org_project/416m1$Build-9790</meta:generator>
    <meta:document-statistic meta:table-count="1" meta:cell-count="77" meta:object-count="0"/>
  </office:meta>
</office:document-meta>
</file>